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8918"/>
    </style:style>
    <style:style style:name="P3" style:family="paragraph" style:parent-style-name="Standard">
      <style:paragraph-properties fo:text-align="justify" style:justify-single-word="false"/>
      <style:text-properties fo:background-color="transparent"/>
    </style:style>
    <style:style style:name="T1" style:family="text">
      <style:text-properties officeooo:rsid="000f41be"/>
    </style:style>
    <style:style style:name="T2" style:family="text">
      <style:text-properties officeooo:rsid="00100c52"/>
    </style:style>
    <style:style style:name="T3" style:family="text">
      <style:text-properties officeooo:rsid="0011b53b"/>
    </style:style>
    <style:style style:name="T4" style:family="text">
      <style:text-properties officeooo:rsid="0013002f"/>
    </style:style>
    <style:style style:name="T5" style:family="text">
      <style:text-properties officeooo:rsid="00133f51"/>
    </style:style>
    <style:style style:name="T6" style:family="text">
      <style:text-properties officeooo:rsid="00138918"/>
    </style:style>
    <style:style style:name="T7" style:family="text">
      <style:text-properties officeooo:rsid="0013ca76"/>
    </style:style>
    <style:style style:name="T8" style:family="text">
      <style:text-properties officeooo:rsid="0014dc88"/>
    </style:style>
    <style:style style:name="T9" style:family="text">
      <style:text-properties officeooo:rsid="0015bc4c"/>
    </style:style>
    <style:style style:name="T10" style:family="text">
      <style:text-properties fo:background-color="#ffff00"/>
    </style:style>
    <style:style style:name="T11" style:family="text">
      <style:text-properties officeooo:rsid="000f41be" fo:background-color="#ffff00"/>
    </style:style>
    <style:style style:name="T12" style:family="text">
      <style:text-properties officeooo:rsid="00133f51" fo:background-color="#ffff00"/>
    </style:style>
    <style:style style:name="T13" style:family="text">
      <style:text-properties officeooo:rsid="0015bc4c" fo:background-color="#ffff00"/>
    </style:style>
    <style:style style:name="T14" style:family="text">
      <style:text-properties officeooo:rsid="00182fc8" fo:background-color="#ffff00"/>
    </style:style>
    <style:style style:name="T15" style:family="text">
      <style:text-properties fo:background-color="#ffffff"/>
    </style:style>
    <style:style style:name="T16" style:family="text">
      <style:text-properties officeooo:rsid="00182fc8" fo:background-color="#ffffff"/>
    </style:style>
    <style:style style:name="T17" style:family="text">
      <style:text-properties officeooo:rsid="00182fc8"/>
    </style:style>
    <style:style style:name="T18" style:family="text">
      <style:text-properties fo:background-color="transparent"/>
    </style:style>
    <style:style style:name="T19" style:family="text">
      <style:text-properties officeooo:rsid="00182fc8" fo:background-color="transparent"/>
    </style:style>
    <style:style style:name="T20" style:family="text">
      <style:text-properties officeooo:rsid="000f41b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3">Nowadays it is a common practice for Internet Service Providers (ISPs) to hide their network topology and configuration. It defines the core product of the ISP and is part of the strategical advantage over the competition. The reason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3">The aim of this Thesis is to explore the possibilities of using an application layer traffic optimization (ALTO) server as a source of information for Internet measurement purposes. ALTO is a protocol designed by the IETF to exchange network related information between a client <text:span text:style-name="T17">and </text:span>server to increase the efficiency of the network utilization. The data for which an ALTO server can be queried is basic traffic optimization information that, depending on the configuration can be a direct representation or a<text:span text:style-name="T17">n</text:span> abstract (aggregated) view of the topology of an ISP. This will allow ALTO clients to <text:span text:style-name="T1">con</text:span><text:span text:style-name="T17">s</text:span><text:span text:style-name="T1">ider</text:span> <text:span text:style-name="T1">the network distance to a server</text:span> <text:span text:style-name="T1">when multiple options are present </text:span><text:span text:style-name="T2">and a selection has to be made</text:span>.</text:p>
      <text:p text:style-name="P2"><text:span text:style-name="T4">It is not defined, in the</text:span><text:span text:style-name="T3"> ALTO </text:span><text:span text:style-name="T4">paper, how exactly a server collects its network information, thus it is </text:span><text:span text:style-name="T5">out of the scope of </text:span><text:span text:style-name="T4">this work. For </text:span><text:span text:style-name="T5">simplicity reasons </text:span><text:span text:style-name="T12">we</text:span><text:span text:style-name="T5"> assume</text:span><text:span text:style-name="T4"> an</text:span> ALTO server <text:span text:style-name="T5">to </text:span>collect <text:span text:style-name="T2">data about its deployment network through interfaces to the </text:span><text:span text:style-name="T5">network </text:span><text:span text:style-name="T2">and </text:span><text:span text:style-name="T10">builds</text:span> its view of the network topology <text:span text:style-name="T5">based upon the actual topology</text:span>. <text:span text:style-name="T5">It also provides an interface </text:span>that allows reading out of provider defined identifiers (PID) which are an abstract view of the network. The PID is a<text:span text:style-name="T5">n</text:span> aggregation of routers and can include from one to all nodes in the network. </text:p>
      <text:p text:style-name="P2"><text:span text:style-name="T6">In order to</text:span> determine if an ALTO server delivers usable information that extends data collected and measured with <text:span text:style-name="T10">Rocketfuel</text:span>, different abstraction levels and hidden network node percentages have to be considered. To estimate <text:span text:style-name="T10">an</text:span> useful abstraction level, <text:span text:style-name="T10">I am writing</text:span> a framework <text:span text:style-name="T8">for</text:span> creat<text:span text:style-name="T8">ing</text:span> two views of the “known truth” i.e. <text:span text:style-name="T7">the</text:span>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hidden network nodes) found in Internet measurement today <text:span text:style-name="T13">I</text:span><text:span text:style-name="T10"> am creating</text:span> a scenario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ext:span text:style-name="T10">three generic and <text:s/>operational</text:span>. For the set of topologies <text:span text:style-name="T10">I have</text:span> designed different test scenarios 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In my results I am expected to find an estimate at what percentage of hidden nodes to PID aggregation level, an ALTO server can deliver data that augments data collected via Rocketfuel measurement technique. However I believe that I will find this level to be an unrealistic configuration should an ALTO server get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5-27T12:50:50</dc:date>
    <dc:creator>i-selecta </dc:creator>
    <meta:editing-duration>PT18H55M53S</meta:editing-duration>
    <meta:editing-cycles>52</meta:editing-cycles>
    <meta:generator>LibreOffice/3.6$Linux_X86_64 LibreOffice_project/360m1$Build-2</meta:generator>
    <meta:document-statistic meta:table-count="0" meta:image-count="0" meta:object-count="0" meta:page-count="1" meta:paragraph-count="9" meta:word-count="593" meta:character-count="3638" meta:non-whitespace-character-count="3049"/>
  </office:meta>
</office:document-meta>
</file>